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StateLatch.latch( int state )</text:p>
          </table:table-cell>
          <table:table-cell office:value-type="float" office:value="8">
            <text:p text:style-name="Table_20_Contents">8</text:p>
          </table:table-cell>
          <table:table-cell office:value-type="float" office:value="8">
            <text:p text:style-name="Table_20_Contents">8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NStateLatch.isLatched( int stat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StateLatch.release( int stat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NStateLatch.NStateLatch( Runnable [ ] transi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